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buying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doors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safety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 office:value-type="string" calcext:value-type="string">
            <text:p>expensive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Tw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heap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Tw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xpensive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Tw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eap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oreThanTwo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eap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MoreThanTw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heap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MoreThanTw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eap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MoreThanTw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eap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MoreThanTw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eap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MoreThanTw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eap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MoreThanTw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xpensiv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MoreThanTw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xpensive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Tw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xpensive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Tw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xpensive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Tw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xpensive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Tw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xpensiv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oreThanTwo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heap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Tw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eap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Tw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heap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Tw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eap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MoreThanTw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heap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MoreThanTw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eap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MoreThanTw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xpensiv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MoreThanTw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eap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MoreThanTw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heap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MoreThanTw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heap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MoreThanTw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heap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MoreThanTw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xpensiv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MoreThanTw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eap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MoreThanTw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xpensiv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MoreThanTw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eap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oreThanTwo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xpensive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Tw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xpensive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Tw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8T21:03:36.722770769</meta:creation-date>
    <dc:date>2017-10-08T21:12:40.325437762</dc:date>
    <meta:editing-duration>PT9M3S</meta:editing-duration>
    <meta:editing-cycles>1</meta:editing-cycles>
    <meta:document-statistic meta:table-count="1" meta:cell-count="238" meta:object-count="0"/>
    <meta:generator>LibreOffice/5.1.6.2$Linux_X86_64 LibreOffice_project/10m0$Build-2</meta:generator>
  </office:meta>
</office:document-meta>
</file>